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top="0.1665in" fo:margin-bottom="0.0835in"/>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Heading_20_2">
      <style:paragraph-properties fo:margin-top="0.1665in" fo:margin-bottom="0.0835in" fo:keep-with-next="always"/>
    </style:style>
    <style:style style:name="P23"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Using Byteman<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ECA Rule Engine<text:tab/>8</text:p>
          <text:p text:style-name="P11">The Byteman Rule Language<text:tab/>10</text:p>
          <text:p text:style-name="P12">Rule Events<text:tab/>10</text:p>
          <text:p text:style-name="P12">Location Specifiers<text:tab/>11</text:p>
          <text:p text:style-name="P12">Rule Bindings<text:tab/>13</text:p>
          <text:p text:style-name="P12">Rule Expressions<text:tab/>14</text:p>
          <text:p text:style-name="P12">Rule Conditions<text:tab/>14</text:p>
          <text:p text:style-name="P12">Rule Actions<text:tab/>15</text:p>
          <text:p text:style-name="P12">Built-In Calls<text:tab/>16</text:p>
          <text:p text:style-name="P12">User-Defined Rule Helpers<text:tab/>17</text:p>
          <text:p text:style-name="P11">Byteman Rule Language Standard Built-Ins<text:tab/>19</text:p>
          <text:p text:style-name="P12">Thread Coordination Operations<text:tab/>19</text:p>
          <text:p text:style-name="P13">Waiters<text:tab/>19</text:p>
          <text:p text:style-name="P13">Rendezvous<text:tab/>20</text:p>
          <text:p text:style-name="P13">Joiners<text:tab/>21</text:p>
          <text:p text:style-name="P13">Aborting Execution<text:tab/>21</text:p>
          <text:p text:style-name="P12">Rule State Management Operations<text:tab/>22</text:p>
          <text:p text:style-name="P13">CountDowns<text:tab/>22</text:p>
          <text:p text:style-name="P13">Flags<text:tab/>23</text:p>
          <text:p text:style-name="P13">Counters<text:tab/>23</text:p>
          <text:p text:style-name="P12">Trace and Debug Operations<text:tab/>24</text:p>
          <text:p text:style-name="P13">Debugging<text:tab/>24</text:p>
          <text:p text:style-name="P13">Tracing<text:tab/>24</text:p>
          <text:p text:style-name="P11">Using Byteman<text:tab/>26</text:p>
          <text:p text:style-name="P12">Downloading a binary release<text:tab/>26</text:p>
          <text:p text:style-name="P12">Obtaining the sources<text:tab/>26</text:p>
          <text:p text:style-name="P12">Building Byteman from the sources<text:tab/>26</text:p>
          <text:p text:style-name="P12">Using Byteman<text:tab/>26</text:p>
          <text:p text:style-name="P12">Checking Rules Offline<text:tab/>2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062391404"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923150926" text:style-name="L1">
        <text:list-item>
          <text:p text:style-name="P15">tracing application execution</text:p>
        </text:list-item>
        <text:list-item>
          <text:p text:style-name="P15">short-circuiting normal method execution via early returns or exceptions</text:p>
        </text:list-item>
        <text:list-item>
          <text:p text:style-name="P15">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27369119" text:continue-list="list2062391404" text:style-name="Outline">
        <text:list-item>
          <text:list>
            <text:list-header>
              <text:h text:style-name="P22"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42167478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97270652" text:style-name="L2">
        <text:list-item>
          <text:p text:style-name="P16"><text:span text:style-name="T1">where</text:span> during application execution a side-effect should occur</text:p>
        </text:list-item>
        <text:list-item>
          <text:p text:style-name="P16"><text:span text:style-name="T1">whether</text:span> the side-effect should happen or not</text:p>
        </text:list-item>
        <text:list-item>
          <text:p text:style-name="P16"><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430263007" text:continue-list="list42167478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5471637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82584637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71705637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8239662" text:style-name="L3">
        <text:list-item>
          <text:p text:style-name="P17">the <text:span text:style-name="T1">trigger method</text:span>, i.e. the method which contains the trigger point</text:p>
        </text:list-item>
        <text:list-item>
          <text:p text:style-name="P17">the rule which has been matched</text:p>
        </text:list-item>
        <text:list-item>
          <text:p text:style-name="P17">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679226106" text:continue-list="list717056372" text:style-name="Outline">
        <text:list-item>
          <text:list>
            <text:list-header>
              <text:h text:style-name="P22"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007957703" text:continue-numbering="true" text:style-name="Outline">
        <text:list-item>
          <text:list>
            <text:list-header>
              <text:h text:style-name="P22"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5582493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981230169"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521907654"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text:soft-page-break/>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9534337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text:soft-page-break/>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639255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087758606" text:style-name="L4">
        <text:list-item>
          <text:p text:style-name="P18">references to previously bound variables</text:p>
        </text:list-item>
        <text:list-item>
          <text:p text:style-name="P18">references to the trigger method recipient or arguments</text:p>
        </text:list-item>
        <text:list-item>
          <text:p text:style-name="P18">references to the local variables in scope at the trigger point</text:p>
        </text:list-item>
        <text:list-item>
          <text:p text:style-name="P18">static field references</text:p>
        </text:list-item>
        <text:list-item>
          <text:p text:style-name="P18">primitive literals</text:p>
        </text:list-item>
        <text:list-item>
          <text:p text:style-name="P18">field accesses</text:p>
        </text:list-item>
        <text:list-item>
          <text:p text:style-name="P18">method invocations</text:p>
        </text:list-item>
        <text:list-item>
          <text:p text:style-name="P18">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756621973" text:style-name="L5">
        <text:list-item>
          <text:p text:style-name="P19">The assignment operator is not available for use in expressions. It can only be employed at the top level in binding specifications.</text:p>
        </text:list-item>
        <text:list-item>
          <text:p text:style-name="P19">Use of the new operator is not currently allowed in expressions.</text:p>
        </text:list-item>
        <text:list-item>
          <text:p text:style-name="P19">throw and return operations are only allowed as the last action in a sequence of rule actions (see below).</text:p>
        </text:list-item>
      </text:list>
      <text:list xml:id="list1890824259" text:style-name="L6">
        <text:list-item>
          <text:p text:style-name="P20">Expressions should obey the normal rules regarding associativity and precedence.</text:p>
        </text:list-item>
        <text:list-item>
          <text:p text:style-name="P20">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0">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100030992" text:continue-list="list186392559" text:style-name="Outline">
        <text:list-item>
          <text:list>
            <text:list-header>
              <text:h text:style-name="Heading_20_2" text:outline-level="2" text:is-list-header="true"><text:soft-page-break/>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12249765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text:soft-page-break/>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82793481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text:soft-page-break/>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72306371"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05784802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351596223"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935407131" text:continue-numbering="true" text:style-name="Outline">
        <text:list-item>
          <text:list>
            <text:list-item>
              <text:list>
                <text:list-header>
                  <text:h text:style-name="P2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86285282" text:continue-numbering="true" text:style-name="Outline">
        <text:list-item>
          <text:list>
            <text:list-item>
              <text:list>
                <text:list-header>
                  <text:h text:style-name="P2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41691067"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47616228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326000919" text:continue-numbering="true" text:style-name="Outline">
        <text:list-item>
          <text:list>
            <text:list-item>
              <text:list>
                <text:list-header>
                  <text:h text:style-name="P23"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27290192" text:continue-numbering="true" text:style-name="Outline">
        <text:list-item>
          <text:list>
            <text:list-item>
              <text:list>
                <text:list-header>
                  <text:h text:style-name="P23"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31437393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30016340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oft-page-break/><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873686306"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1281601991" text:continue-numbering="true" text:style-name="Outline">
        <text:list-item>
          <text:list>
            <text:list-header>
              <text:h text:style-name="P22"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261235121"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72762407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1479539182" text:continue-numbering="true" text:style-name="Outline">
        <text:list-item>
          <text:list>
            <text:list-header>
              <text:h text:style-name="P22"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l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1653477978" text:continue-numbering="true" text:style-name="Outline">
        <text:list-item>
          <text:list>
            <text:list-header>
              <text:h text:style-name="P22" text:outline-level="2" text:is-list-header="true"><text:span text:style-name="T6">Environment</text:span> Settings</text:h>
            </text:list-header>
          </text:list>
        </text:list-item>
      </text:list>
      <text:p text:style-name="P14">The agent is sensitive to various environment settings which confiure its behaviour.</text:p>
      <text:p text:style-name="Text_20_body">If <text:s/>system property</text:p>
      <text:p text:style-name="P8"><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8"><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P8"><text:span text:style-name="Code_20_Text"><text:span text:style-name="T8">org.jboss.byteman.quodlibet</text:span></text:span></text:p>
      <text:p text:style-name="P1">is set then the agent will allow rules to be injected into methods of classes in the <text:span text:style-name="Code_20_Text">java.lang</text:span> hierarchy. Note that this will require the Byteman jar to be installed in the bootstrap classpath using the <text:span text:style-name="Caption_20_characters">boot:</text:span> option to the <text:span text:style-name="Code_20_Text">-javaagent</text:span> JVM command line argument.</text:p>
      <text:list xml:id="list1128455154"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When called with no arguments <text:span text:style-name="Code_20_Text">Submit</text:span> lists all currently applied transformations. This listing includes details of failed transformations, typechecks and compiles.</text:p>
      <text:p text:style-name="Text_20_body">When called with a list of script files Submit uploads the scripts to the agent:</text:p>
      <text:list xml:id="list706452635" text:style-name="L7">
        <text:list-item>
          <text:p text:style-name="P21">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text:soft-page-break/>instead of the old rule.Depending upon when the compiler installs the new method code and when executing threads switch to this new code there may be a small window following the upload where neither the old nor the new rule is triggered.</text:p>
        </text:list-item>
        <text:list-item>
          <text:p text:style-name="P21">If any of the uploaded rules apply to already loaded classes which were not previously successfully transformed (because no rule applied to them or because attempts to transform them failed) then those classes will be retransformed. Once again, <text:s/>depending upon when the compiler installs the new method code and when executing threads switch to this new code there may be a small window following the upload where neither the old nor the new rule is triggered</text:p>
        </text:list-item>
        <text:list-item>
          <text:p text:style-name="P21">Any other rules will be stored in the agents rule set and applied to newly loaded classes which match the rule.</text:p>
        </text:list-item>
      </text:list>
      <text:p text:style-name="Text_20_body">n.b. Due to a bug in Sun's JDK 6 and 7 <text:s/>and in OpenJDK 6 and 7 errors may occur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904823632" text:continue-list="list1128455154"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text:span></text:span><text:span text:style-name="Code_20_Text"><text:span text:style-name="T5">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28T09:34:10</dc:date>
    <meta:printed-by>Andrew Dinn</meta:printed-by>
    <meta:print-date>2008-09-26T17:21:42</meta:print-date>
    <meta:editing-cycles>92</meta:editing-cycles>
    <meta:editing-duration>PT37H30M37S</meta:editing-duration>
    <meta:document-statistic meta:table-count="0" meta:image-count="0" meta:object-count="0" meta:page-count="29" meta:paragraph-count="334" meta:word-count="11276" meta:character-count="70763"/>
    <meta:user-defined meta:name="Info 1"/>
    <meta:user-defined meta:name="Info 2"/>
    <meta:user-defined meta:name="Info 3"/>
    <meta:user-defined meta:name="Info 4"/>
  </office:meta>
</office:document-meta>
</file>